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28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ture-5kg-gauge-1kg-weight" table:style-name="ta1">
        <table:shapes>
          <draw:frame draw:z-index="0" draw:style-name="gr1" draw:text-style-name="P1" svg:width="286.26mm" svg:height="161.02mm" svg:x="41.52mm" svg:y="3.36mm">
            <draw:object draw:notify-on-update-of-ranges="'capture-5kg-gauge-1kg-weight'.A1:'capture-5kg-gauge-1kg-weight'.A1 'capture-5kg-gauge-1kg-weight'.A2:'capture-5kg-gauge-1kg-weight'.A83 'capture-5kg-gauge-1kg-weight'.B1:'capture-5kg-gauge-1kg-weight'.B1 'capture-5kg-gauge-1kg-weight'.B2:'capture-5kg-gauge-1kg-weight'.B8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_ms</text:p>
          </table:table-cell>
          <table:table-cell office:value-type="string" calcext:value-type="string">
            <text:p>read_valu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696" calcext:value-type="float">
            <text:p>269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835" calcext:value-type="float">
            <text:p>283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527" calcext:value-type="float">
            <text:p>252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0791" calcext:value-type="float">
            <text:p>2079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3053" calcext:value-type="float">
            <text:p>83053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53958" calcext:value-type="float">
            <text:p>153958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13868" calcext:value-type="float">
            <text:p>213868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float" office:value="263608" calcext:value-type="float">
            <text:p>263608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float" office:value="296898" calcext:value-type="float">
            <text:p>296898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float" office:value="322234" calcext:value-type="float">
            <text:p>322234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float" office:value="341657" calcext:value-type="float">
            <text:p>341657</text:p>
          </table:table-cell>
        </table:table-row>
        <table:table-row table:style-name="ro1">
          <table:table-cell office:value-type="float" office:value="3114" calcext:value-type="float">
            <text:p>3114</text:p>
          </table:table-cell>
          <table:table-cell office:value-type="float" office:value="355612" calcext:value-type="float">
            <text:p>355612</text:p>
          </table:table-cell>
        </table:table-row>
        <table:table-row table:style-name="ro1">
          <table:table-cell office:value-type="float" office:value="3321" calcext:value-type="float">
            <text:p>3321</text:p>
          </table:table-cell>
          <table:table-cell office:value-type="float" office:value="366217" calcext:value-type="float">
            <text:p>366217</text:p>
          </table:table-cell>
        </table:table-row>
        <table:table-row table:style-name="ro1">
          <table:table-cell office:value-type="float" office:value="3527" calcext:value-type="float">
            <text:p>3527</text:p>
          </table:table-cell>
          <table:table-cell office:value-type="float" office:value="374479" calcext:value-type="float">
            <text:p>374479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380333" calcext:value-type="float">
            <text:p>380333</text:p>
          </table:table-cell>
        </table:table-row>
        <table:table-row table:style-name="ro1">
          <table:table-cell office:value-type="float" office:value="3941" calcext:value-type="float">
            <text:p>3941</text:p>
          </table:table-cell>
          <table:table-cell office:value-type="float" office:value="384768" calcext:value-type="float">
            <text:p>384768</text:p>
          </table:table-cell>
        </table:table-row>
        <table:table-row table:style-name="ro1">
          <table:table-cell office:value-type="float" office:value="4148" calcext:value-type="float">
            <text:p>4148</text:p>
          </table:table-cell>
          <table:table-cell office:value-type="float" office:value="388414" calcext:value-type="float">
            <text:p>388414</text:p>
          </table:table-cell>
        </table:table-row>
        <table:table-row table:style-name="ro1">
          <table:table-cell office:value-type="float" office:value="4355" calcext:value-type="float">
            <text:p>4355</text:p>
          </table:table-cell>
          <table:table-cell office:value-type="float" office:value="390804" calcext:value-type="float">
            <text:p>390804</text:p>
          </table:table-cell>
        </table:table-row>
        <table:table-row table:style-name="ro1">
          <table:table-cell office:value-type="float" office:value="4561" calcext:value-type="float">
            <text:p>4561</text:p>
          </table:table-cell>
          <table:table-cell office:value-type="float" office:value="392612" calcext:value-type="float">
            <text:p>392612</text:p>
          </table:table-cell>
        </table:table-row>
        <table:table-row table:style-name="ro1">
          <table:table-cell office:value-type="float" office:value="4768" calcext:value-type="float">
            <text:p>4768</text:p>
          </table:table-cell>
          <table:table-cell office:value-type="float" office:value="394363" calcext:value-type="float">
            <text:p>394363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395216" calcext:value-type="float">
            <text:p>395216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float" office:value="395832" calcext:value-type="float">
            <text:p>395832</text:p>
          </table:table-cell>
        </table:table-row>
        <table:table-row table:style-name="ro1">
          <table:table-cell office:value-type="float" office:value="5389" calcext:value-type="float">
            <text:p>5389</text:p>
          </table:table-cell>
          <table:table-cell office:value-type="float" office:value="396814" calcext:value-type="float">
            <text:p>396814</text:p>
          </table:table-cell>
        </table:table-row>
        <table:table-row table:style-name="ro1">
          <table:table-cell office:value-type="float" office:value="5595" calcext:value-type="float">
            <text:p>5595</text:p>
          </table:table-cell>
          <table:table-cell office:value-type="float" office:value="397095" calcext:value-type="float">
            <text:p>397095</text:p>
          </table:table-cell>
        </table:table-row>
        <table:table-row table:style-name="ro1">
          <table:table-cell office:value-type="float" office:value="5802" calcext:value-type="float">
            <text:p>5802</text:p>
          </table:table-cell>
          <table:table-cell office:value-type="float" office:value="397227" calcext:value-type="float">
            <text:p>397227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397834" calcext:value-type="float">
            <text:p>397834</text:p>
          </table:table-cell>
        </table:table-row>
        <table:table-row table:style-name="ro1">
          <table:table-cell office:value-type="float" office:value="6216" calcext:value-type="float">
            <text:p>6216</text:p>
          </table:table-cell>
          <table:table-cell office:value-type="float" office:value="397854" calcext:value-type="float">
            <text:p>397854</text:p>
          </table:table-cell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397718" calcext:value-type="float">
            <text:p>397718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float" office:value="398159" calcext:value-type="float">
            <text:p>398159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float" office:value="398065" calcext:value-type="float">
            <text:p>398065</text:p>
          </table:table-cell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397860" calcext:value-type="float">
            <text:p>397860</text:p>
          </table:table-cell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398247" calcext:value-type="float">
            <text:p>398247</text:p>
          </table:table-cell>
        </table:table-row>
        <table:table-row table:style-name="ro1">
          <table:table-cell office:value-type="float" office:value="7457" calcext:value-type="float">
            <text:p>7457</text:p>
          </table:table-cell>
          <table:table-cell office:value-type="float" office:value="398172" calcext:value-type="float">
            <text:p>398172</text:p>
          </table:table-cell>
        </table:table-row>
        <table:table-row table:style-name="ro1">
          <table:table-cell office:value-type="float" office:value="7663" calcext:value-type="float">
            <text:p>7663</text:p>
          </table:table-cell>
          <table:table-cell office:value-type="float" office:value="398001" calcext:value-type="float">
            <text:p>398001</text:p>
          </table:table-cell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398153" calcext:value-type="float">
            <text:p>398153</text:p>
          </table:table-cell>
        </table:table-row>
        <table:table-row table:style-name="ro1">
          <table:table-cell office:value-type="float" office:value="8077" calcext:value-type="float">
            <text:p>8077</text:p>
          </table:table-cell>
          <table:table-cell office:value-type="float" office:value="397510" calcext:value-type="float">
            <text:p>397510</text:p>
          </table:table-cell>
        </table:table-row>
        <table:table-row table:style-name="ro1">
          <table:table-cell office:value-type="float" office:value="8284" calcext:value-type="float">
            <text:p>8284</text:p>
          </table:table-cell>
          <table:table-cell office:value-type="float" office:value="397165" calcext:value-type="float">
            <text:p>397165</text:p>
          </table:table-cell>
        </table:table-row>
        <table:table-row table:style-name="ro1">
          <table:table-cell office:value-type="float" office:value="8491" calcext:value-type="float">
            <text:p>8491</text:p>
          </table:table-cell>
          <table:table-cell office:value-type="float" office:value="397415" calcext:value-type="float">
            <text:p>397415</text:p>
          </table:table-cell>
        </table:table-row>
        <table:table-row table:style-name="ro1">
          <table:table-cell office:value-type="float" office:value="8698" calcext:value-type="float">
            <text:p>8698</text:p>
          </table:table-cell>
          <table:table-cell office:value-type="float" office:value="397967" calcext:value-type="float">
            <text:p>397967</text:p>
          </table:table-cell>
        </table:table-row>
        <table:table-row table:style-name="ro1">
          <table:table-cell office:value-type="float" office:value="8904" calcext:value-type="float">
            <text:p>8904</text:p>
          </table:table-cell>
          <table:table-cell office:value-type="float" office:value="397471" calcext:value-type="float">
            <text:p>397471</text:p>
          </table:table-cell>
        </table:table-row>
        <table:table-row table:style-name="ro1">
          <table:table-cell office:value-type="float" office:value="9111" calcext:value-type="float">
            <text:p>9111</text:p>
          </table:table-cell>
          <table:table-cell office:value-type="float" office:value="397937" calcext:value-type="float">
            <text:p>397937</text:p>
          </table:table-cell>
        </table:table-row>
        <table:table-row table:style-name="ro1">
          <table:table-cell office:value-type="float" office:value="9318" calcext:value-type="float">
            <text:p>9318</text:p>
          </table:table-cell>
          <table:table-cell office:value-type="float" office:value="398319" calcext:value-type="float">
            <text:p>398319</text:p>
          </table:table-cell>
        </table:table-row>
        <table:table-row table:style-name="ro1">
          <table:table-cell office:value-type="float" office:value="9525" calcext:value-type="float">
            <text:p>9525</text:p>
          </table:table-cell>
          <table:table-cell office:value-type="float" office:value="391446" calcext:value-type="float">
            <text:p>391446</text:p>
          </table:table-cell>
        </table:table-row>
        <table:table-row table:style-name="ro1">
          <table:table-cell office:value-type="float" office:value="9732" calcext:value-type="float">
            <text:p>9732</text:p>
          </table:table-cell>
          <table:table-cell office:value-type="float" office:value="341182" calcext:value-type="float">
            <text:p>341182</text:p>
          </table:table-cell>
        </table:table-row>
        <table:table-row table:style-name="ro1">
          <table:table-cell office:value-type="float" office:value="9938" calcext:value-type="float">
            <text:p>9938</text:p>
          </table:table-cell>
          <table:table-cell office:value-type="float" office:value="256771" calcext:value-type="float">
            <text:p>256771</text:p>
          </table:table-cell>
        </table:table-row>
        <table:table-row table:style-name="ro1">
          <table:table-cell office:value-type="float" office:value="10145" calcext:value-type="float">
            <text:p>10145</text:p>
          </table:table-cell>
          <table:table-cell office:value-type="float" office:value="189774" calcext:value-type="float">
            <text:p>189774</text:p>
          </table:table-cell>
        </table:table-row>
        <table:table-row table:style-name="ro1">
          <table:table-cell office:value-type="float" office:value="10353" calcext:value-type="float">
            <text:p>10353</text:p>
          </table:table-cell>
          <table:table-cell office:value-type="float" office:value="141739" calcext:value-type="float">
            <text:p>141739</text:p>
          </table:table-cell>
        </table:table-row>
        <table:table-row table:style-name="ro1">
          <table:table-cell office:value-type="float" office:value="10559" calcext:value-type="float">
            <text:p>10559</text:p>
          </table:table-cell>
          <table:table-cell office:value-type="float" office:value="105467" calcext:value-type="float">
            <text:p>105467</text:p>
          </table:table-cell>
        </table:table-row>
        <table:table-row table:style-name="ro1">
          <table:table-cell office:value-type="float" office:value="10766" calcext:value-type="float">
            <text:p>10766</text:p>
          </table:table-cell>
          <table:table-cell office:value-type="float" office:value="76919" calcext:value-type="float">
            <text:p>76919</text:p>
          </table:table-cell>
        </table:table-row>
        <table:table-row table:style-name="ro1">
          <table:table-cell office:value-type="float" office:value="10972" calcext:value-type="float">
            <text:p>10972</text:p>
          </table:table-cell>
          <table:table-cell office:value-type="float" office:value="58503" calcext:value-type="float">
            <text:p>58503</text:p>
          </table:table-cell>
        </table:table-row>
        <table:table-row table:style-name="ro1">
          <table:table-cell office:value-type="float" office:value="11179" calcext:value-type="float">
            <text:p>11179</text:p>
          </table:table-cell>
          <table:table-cell office:value-type="float" office:value="45132" calcext:value-type="float">
            <text:p>45132</text:p>
          </table:table-cell>
        </table:table-row>
        <table:table-row table:style-name="ro1">
          <table:table-cell office:value-type="float" office:value="11386" calcext:value-type="float">
            <text:p>11386</text:p>
          </table:table-cell>
          <table:table-cell office:value-type="float" office:value="34553" calcext:value-type="float">
            <text:p>34553</text:p>
          </table:table-cell>
        </table:table-row>
        <table:table-row table:style-name="ro1">
          <table:table-cell office:value-type="float" office:value="11592" calcext:value-type="float">
            <text:p>11592</text:p>
          </table:table-cell>
          <table:table-cell office:value-type="float" office:value="22830" calcext:value-type="float">
            <text:p>22830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27783" calcext:value-type="float">
            <text:p>27783</text:p>
          </table:table-cell>
        </table:table-row>
        <table:table-row table:style-name="ro1">
          <table:table-cell office:value-type="float" office:value="12006" calcext:value-type="float">
            <text:p>12006</text:p>
          </table:table-cell>
          <table:table-cell office:value-type="float" office:value="21813" calcext:value-type="float">
            <text:p>21813</text:p>
          </table:table-cell>
        </table:table-row>
        <table:table-row table:style-name="ro1">
          <table:table-cell office:value-type="float" office:value="12213" calcext:value-type="float">
            <text:p>12213</text:p>
          </table:table-cell>
          <table:table-cell office:value-type="float" office:value="18857" calcext:value-type="float">
            <text:p>18857</text:p>
          </table:table-cell>
        </table:table-row>
        <table:table-row table:style-name="ro1">
          <table:table-cell office:value-type="float" office:value="12420" calcext:value-type="float">
            <text:p>12420</text:p>
          </table:table-cell>
          <table:table-cell office:value-type="float" office:value="14255" calcext:value-type="float">
            <text:p>14255</text:p>
          </table:table-cell>
        </table:table-row>
        <table:table-row table:style-name="ro1">
          <table:table-cell office:value-type="float" office:value="12626" calcext:value-type="float">
            <text:p>12626</text:p>
          </table:table-cell>
          <table:table-cell office:value-type="float" office:value="10772" calcext:value-type="float">
            <text:p>10772</text:p>
          </table:table-cell>
        </table:table-row>
        <table:table-row table:style-name="ro1">
          <table:table-cell office:value-type="float" office:value="12834" calcext:value-type="float">
            <text:p>12834</text:p>
          </table:table-cell>
          <table:table-cell office:value-type="float" office:value="8190" calcext:value-type="float">
            <text:p>8190</text:p>
          </table:table-cell>
        </table:table-row>
        <table:table-row table:style-name="ro1">
          <table:table-cell office:value-type="float" office:value="13040" calcext:value-type="float">
            <text:p>13040</text:p>
          </table:table-cell>
          <table:table-cell office:value-type="float" office:value="6230" calcext:value-type="float">
            <text:p>6230</text:p>
          </table:table-cell>
        </table:table-row>
        <table:table-row table:style-name="ro1">
          <table:table-cell office:value-type="float" office:value="13247" calcext:value-type="float">
            <text:p>13247</text:p>
          </table:table-cell>
          <table:table-cell office:value-type="float" office:value="4731" calcext:value-type="float">
            <text:p>4731</text:p>
          </table:table-cell>
        </table:table-row>
        <table:table-row table:style-name="ro1">
          <table:table-cell office:value-type="float" office:value="13454" calcext:value-type="float">
            <text:p>13454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office:value-type="float" office:value="13660" calcext:value-type="float">
            <text:p>1366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13867" calcext:value-type="float">
            <text:p>13867</text:p>
          </table:table-cell>
          <table:table-cell office:value-type="float" office:value="2191" calcext:value-type="float">
            <text:p>2191</text:p>
          </table:table-cell>
        </table:table-row>
        <table:table-row table:style-name="ro1">
          <table:table-cell office:value-type="float" office:value="14075" calcext:value-type="float">
            <text:p>14075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14281" calcext:value-type="float">
            <text:p>14281</text:p>
          </table:table-cell>
          <table:table-cell office:value-type="float" office:value="1357" calcext:value-type="float">
            <text:p>1357</text:p>
          </table:table-cell>
        </table:table-row>
        <table:table-row table:style-name="ro1">
          <table:table-cell office:value-type="float" office:value="14488" calcext:value-type="float">
            <text:p>14488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14694" calcext:value-type="float">
            <text:p>14694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float" office:value="14901" calcext:value-type="float">
            <text:p>14901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5108" calcext:value-type="float">
            <text:p>15108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5315" calcext:value-type="float">
            <text:p>15315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5522" calcext:value-type="float">
            <text:p>15522</text:p>
          </table:table-cell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5729" calcext:value-type="float">
            <text:p>15729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5935" calcext:value-type="float">
            <text:p>15935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6142" calcext:value-type="float">
            <text:p>16142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6348" calcext:value-type="float">
            <text:p>16348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6556" calcext:value-type="float">
            <text:p>1655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6763" calcext:value-type="float">
            <text:p>16763</text:p>
          </table:table-cell>
          <table:table-cell office:value-type="float" office:value="372" calcext:value-type="float">
            <text:p>3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00:50:55.238698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9-14T00:55:15.313547491</dc:date>
    <meta:editing-duration>PT4M56S</meta:editing-duration>
    <meta:editing-cycles>2</meta:editing-cycles>
    <meta:generator>LibreOffice/6.0.7.3$Linux_X86_64 LibreOffice_project/00m0$Build-3</meta:generator>
    <meta:document-statistic meta:table-count="1" meta:cell-count="16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8.627cm" svg:height="16.103cm" xlink:href=".." xlink:type="simple" chart:class="chart:scatter" chart:style-name="ch1">
        <chart:plot-area chart:style-name="ch2" table:cell-range-address="'capture-5kg-gauge-1kg-weight'.A1:'capture-5kg-gauge-1kg-weight'.B83" chart:data-source-has-labels="row" svg:x="0.572cm" svg:y="0.322cm" svg:width="27.483cm" svg:height="15.459cm">
          <chartooo:coordinate-region svg:x="1.934cm" svg:y="0.521cm" svg:width="25.656cm" svg:height="14.613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'capture-5kg-gauge-1kg-weight'.B2:'capture-5kg-gauge-1kg-weight'.B83" chart:label-cell-address="'capture-5kg-gauge-1kg-weight'.B1:'capture-5kg-gauge-1kg-weight'.B1" chart:class="chart:scatter">
            <chart:domain table:cell-range-address="'capture-5kg-gauge-1kg-weight'.A2:'capture-5kg-gauge-1kg-weight'.A83"/>
            <chart:data-point chart:repeated="8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ead_value</text:p>
                <draw:g>
                  <svg:desc>'capture-5kg-gauge-1kg-weight'.B1:'capture-5kg-gauge-1kg-weight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  <draw:g>
                  <svg:desc>'capture-5kg-gauge-1kg-weight'.A2:'capture-5kg-gauge-1kg-weight'.A83</svg:desc>
                </draw:g>
              </table:table-cell>
              <table:table-cell office:value-type="float" office:value="1379">
                <text:p>1379</text:p>
                <draw:g>
                  <svg:desc>'capture-5kg-gauge-1kg-weight'.B2:'capture-5kg-gauge-1kg-weight'.B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9">
                <text:p>219</text:p>
              </table:table-cell>
              <table:table-cell office:value-type="float" office:value="1049">
                <text:p>10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6">
                <text:p>426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3">
                <text:p>633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39">
                <text:p>839</text:p>
              </table:table-cell>
              <table:table-cell office:value-type="float" office:value="2696">
                <text:p>26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46">
                <text:p>1046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52">
                <text:p>1252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60">
                <text:p>1460</text:p>
              </table:table-cell>
              <table:table-cell office:value-type="float" office:value="20791">
                <text:p>207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67">
                <text:p>1667</text:p>
              </table:table-cell>
              <table:table-cell office:value-type="float" office:value="83053">
                <text:p>830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3">
                <text:p>1873</text:p>
              </table:table-cell>
              <table:table-cell office:value-type="float" office:value="153958">
                <text:p>1539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80">
                <text:p>2080</text:p>
              </table:table-cell>
              <table:table-cell office:value-type="float" office:value="213868">
                <text:p>2138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6">
                <text:p>2286</text:p>
              </table:table-cell>
              <table:table-cell office:value-type="float" office:value="263608">
                <text:p>263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94">
                <text:p>2494</text:p>
              </table:table-cell>
              <table:table-cell office:value-type="float" office:value="296898">
                <text:p>2968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01">
                <text:p>2701</text:p>
              </table:table-cell>
              <table:table-cell office:value-type="float" office:value="322234">
                <text:p>322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07">
                <text:p>2907</text:p>
              </table:table-cell>
              <table:table-cell office:value-type="float" office:value="341657">
                <text:p>3416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14">
                <text:p>3114</text:p>
              </table:table-cell>
              <table:table-cell office:value-type="float" office:value="355612">
                <text:p>3556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21">
                <text:p>3321</text:p>
              </table:table-cell>
              <table:table-cell office:value-type="float" office:value="366217">
                <text:p>366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7">
                <text:p>3527</text:p>
              </table:table-cell>
              <table:table-cell office:value-type="float" office:value="374479">
                <text:p>374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35">
                <text:p>3735</text:p>
              </table:table-cell>
              <table:table-cell office:value-type="float" office:value="380333">
                <text:p>380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41">
                <text:p>3941</text:p>
              </table:table-cell>
              <table:table-cell office:value-type="float" office:value="384768">
                <text:p>384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48">
                <text:p>4148</text:p>
              </table:table-cell>
              <table:table-cell office:value-type="float" office:value="388414">
                <text:p>388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55">
                <text:p>4355</text:p>
              </table:table-cell>
              <table:table-cell office:value-type="float" office:value="390804">
                <text:p>390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61">
                <text:p>4561</text:p>
              </table:table-cell>
              <table:table-cell office:value-type="float" office:value="392612">
                <text:p>392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68">
                <text:p>4768</text:p>
              </table:table-cell>
              <table:table-cell office:value-type="float" office:value="394363">
                <text:p>3943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75">
                <text:p>4975</text:p>
              </table:table-cell>
              <table:table-cell office:value-type="float" office:value="395216">
                <text:p>3952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82">
                <text:p>5182</text:p>
              </table:table-cell>
              <table:table-cell office:value-type="float" office:value="395832">
                <text:p>3958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89">
                <text:p>5389</text:p>
              </table:table-cell>
              <table:table-cell office:value-type="float" office:value="396814">
                <text:p>396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95">
                <text:p>5595</text:p>
              </table:table-cell>
              <table:table-cell office:value-type="float" office:value="397095">
                <text:p>397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2">
                <text:p>5802</text:p>
              </table:table-cell>
              <table:table-cell office:value-type="float" office:value="397227">
                <text:p>3972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10">
                <text:p>6010</text:p>
              </table:table-cell>
              <table:table-cell office:value-type="float" office:value="397834">
                <text:p>3978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16">
                <text:p>6216</text:p>
              </table:table-cell>
              <table:table-cell office:value-type="float" office:value="397854">
                <text:p>3978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23">
                <text:p>6423</text:p>
              </table:table-cell>
              <table:table-cell office:value-type="float" office:value="397718">
                <text:p>397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29">
                <text:p>6629</text:p>
              </table:table-cell>
              <table:table-cell office:value-type="float" office:value="398159">
                <text:p>398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36">
                <text:p>6836</text:p>
              </table:table-cell>
              <table:table-cell office:value-type="float" office:value="398065">
                <text:p>3980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44">
                <text:p>7044</text:p>
              </table:table-cell>
              <table:table-cell office:value-type="float" office:value="397860">
                <text:p>3978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50">
                <text:p>7250</text:p>
              </table:table-cell>
              <table:table-cell office:value-type="float" office:value="398247">
                <text:p>3982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57">
                <text:p>7457</text:p>
              </table:table-cell>
              <table:table-cell office:value-type="float" office:value="398172">
                <text:p>3981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63">
                <text:p>7663</text:p>
              </table:table-cell>
              <table:table-cell office:value-type="float" office:value="398001">
                <text:p>398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70">
                <text:p>7870</text:p>
              </table:table-cell>
              <table:table-cell office:value-type="float" office:value="398153">
                <text:p>398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77">
                <text:p>8077</text:p>
              </table:table-cell>
              <table:table-cell office:value-type="float" office:value="397510">
                <text:p>39751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84">
                <text:p>8284</text:p>
              </table:table-cell>
              <table:table-cell office:value-type="float" office:value="397165">
                <text:p>397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91">
                <text:p>8491</text:p>
              </table:table-cell>
              <table:table-cell office:value-type="float" office:value="397415">
                <text:p>3974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98">
                <text:p>8698</text:p>
              </table:table-cell>
              <table:table-cell office:value-type="float" office:value="397967">
                <text:p>3979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04">
                <text:p>8904</text:p>
              </table:table-cell>
              <table:table-cell office:value-type="float" office:value="397471">
                <text:p>3974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111">
                <text:p>9111</text:p>
              </table:table-cell>
              <table:table-cell office:value-type="float" office:value="397937">
                <text:p>3979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18">
                <text:p>9318</text:p>
              </table:table-cell>
              <table:table-cell office:value-type="float" office:value="398319">
                <text:p>3983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525">
                <text:p>9525</text:p>
              </table:table-cell>
              <table:table-cell office:value-type="float" office:value="391446">
                <text:p>391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732">
                <text:p>9732</text:p>
              </table:table-cell>
              <table:table-cell office:value-type="float" office:value="341182">
                <text:p>3411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38">
                <text:p>9938</text:p>
              </table:table-cell>
              <table:table-cell office:value-type="float" office:value="256771">
                <text:p>2567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45">
                <text:p>10145</text:p>
              </table:table-cell>
              <table:table-cell office:value-type="float" office:value="189774">
                <text:p>1897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53">
                <text:p>10353</text:p>
              </table:table-cell>
              <table:table-cell office:value-type="float" office:value="141739">
                <text:p>1417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59">
                <text:p>10559</text:p>
              </table:table-cell>
              <table:table-cell office:value-type="float" office:value="105467">
                <text:p>1054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66">
                <text:p>10766</text:p>
              </table:table-cell>
              <table:table-cell office:value-type="float" office:value="76919">
                <text:p>769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972">
                <text:p>10972</text:p>
              </table:table-cell>
              <table:table-cell office:value-type="float" office:value="58503">
                <text:p>585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79">
                <text:p>11179</text:p>
              </table:table-cell>
              <table:table-cell office:value-type="float" office:value="45132">
                <text:p>451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386">
                <text:p>11386</text:p>
              </table:table-cell>
              <table:table-cell office:value-type="float" office:value="34553">
                <text:p>34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592">
                <text:p>11592</text:p>
              </table:table-cell>
              <table:table-cell office:value-type="float" office:value="22830">
                <text:p>228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800">
                <text:p>11800</text:p>
              </table:table-cell>
              <table:table-cell office:value-type="float" office:value="27783">
                <text:p>27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06">
                <text:p>12006</text:p>
              </table:table-cell>
              <table:table-cell office:value-type="float" office:value="21813">
                <text:p>218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213">
                <text:p>12213</text:p>
              </table:table-cell>
              <table:table-cell office:value-type="float" office:value="18857">
                <text:p>188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20">
                <text:p>12420</text:p>
              </table:table-cell>
              <table:table-cell office:value-type="float" office:value="14255">
                <text:p>14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626">
                <text:p>12626</text:p>
              </table:table-cell>
              <table:table-cell office:value-type="float" office:value="10772">
                <text:p>107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834">
                <text:p>12834</text:p>
              </table:table-cell>
              <table:table-cell office:value-type="float" office:value="8190">
                <text:p>819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040">
                <text:p>13040</text:p>
              </table:table-cell>
              <table:table-cell office:value-type="float" office:value="6230">
                <text:p>62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47">
                <text:p>13247</text:p>
              </table:table-cell>
              <table:table-cell office:value-type="float" office:value="4731">
                <text:p>47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54">
                <text:p>13454</text:p>
              </table:table-cell>
              <table:table-cell office:value-type="float" office:value="3624">
                <text:p>36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660">
                <text:p>13660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867">
                <text:p>13867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75">
                <text:p>14075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281">
                <text:p>14281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488">
                <text:p>1448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694">
                <text:p>14694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901">
                <text:p>14901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108">
                <text:p>15108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315">
                <text:p>1531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522">
                <text:p>1552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729">
                <text:p>15729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935">
                <text:p>1593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142">
                <text:p>1614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348">
                <text:p>1634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556">
                <text:p>1655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763">
                <text:p>16763</text:p>
              </table:table-cell>
              <table:table-cell office:value-type="float" office:value="372">
                <text:p>3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